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382d" officeooo:paragraph-rsid="0013382d"/>
    </style:style>
    <style:style style:name="P2" style:family="paragraph" style:parent-style-name="Standard">
      <style:text-properties officeooo:rsid="0014e04c" officeooo:paragraph-rsid="0014e04c"/>
    </style:style>
    <style:style style:name="P3" style:family="paragraph" style:parent-style-name="Standard">
      <style:text-properties officeooo:rsid="00155ff3" officeooo:paragraph-rsid="00155ff3"/>
    </style:style>
    <style:style style:name="P4" style:family="paragraph" style:parent-style-name="Standard">
      <style:text-properties officeooo:rsid="0015eea2" officeooo:paragraph-rsid="0015eea2"/>
    </style:style>
    <style:style style:name="P5" style:family="paragraph" style:parent-style-name="Standard">
      <style:text-properties officeooo:rsid="00167cb8" officeooo:paragraph-rsid="00167cb8"/>
    </style:style>
    <style:style style:name="P6" style:family="paragraph" style:parent-style-name="Standard">
      <style:text-properties officeooo:rsid="0016df04" officeooo:paragraph-rsid="0016df04"/>
    </style:style>
    <style:style style:name="P7" style:family="paragraph" style:parent-style-name="Standard">
      <style:text-properties officeooo:rsid="0018868d" officeooo:paragraph-rsid="0018868d"/>
    </style:style>
    <style:style style:name="T1" style:family="text">
      <style:text-properties officeooo:rsid="0015ee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alité / birth rate <text:s/><text:span text:style-name="T1">2054</text:span></text:p>
      <text:p text:style-name="P1">immigration / migration rate <text:span text:style-name="T1">2112</text:span></text:p>
      <text:p text:style-name="P1"/>
      <text:p text:style-name="P1">dépense en santé / health expenditures <text:span text:style-name="T1">2225</text:span></text:p>
      <text:p text:style-name="P2">médecins par habitants / physicians density <text:span text:style-name="T1">2226</text:span></text:p>
      <text:p text:style-name="P2">lits d’hôpital par habitant / hospital bed density <text:span text:style-name="T1">2227</text:span></text:p>
      <text:p text:style-name="P2"/>
      <text:p text:style-name="P2">dépsenses en éducation / education expenditures <text:span text:style-name="T1">2206</text:span></text:p>
      <text:p text:style-name="P2"/>
      <text:p text:style-name="P2">pib par capitat / gdp per capitat <text:span text:style-name="T1">2004</text:span></text:p>
      <text:p text:style-name="P3"/>
      <text:p text:style-name="P4">investissement / investments gross fixed 2185</text:p>
      <text:p text:style-name="P5"/>
      <text:p text:style-name="P5">taxes et autres revenus / taxes and other revenues 2221</text:p>
      <text:p text:style-name="P5"/>
      <text:p text:style-name="P5">surplus ou déficit budgetaire / budget surplis or deficit 2222</text:p>
      <text:p text:style-name="P5"/>
      <text:p text:style-name="P6">taux d’intérêts de la banque centrale / central bank discount rate 2207</text:p>
      <text:p text:style-name="P6"/>
      <text:p text:style-name="P7">dépenses militaires / military expenditures 20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3T12:20:17.716000000</meta:creation-date>
    <meta:generator>LibreOffice/6.2.4.2$Windows_X86_64 LibreOffice_project/2412653d852ce75f65fbfa83fb7e7b669a126d64</meta:generator>
    <dc:date>2023-07-13T13:13:14.503000000</dc:date>
    <meta:editing-duration>PT22M24S</meta:editing-duration>
    <meta:editing-cycles>4</meta:editing-cycles>
    <meta:document-statistic meta:table-count="0" meta:image-count="0" meta:object-count="0" meta:page-count="1" meta:paragraph-count="12" meta:word-count="92" meta:character-count="577" meta:non-whitespace-character-count="496"/>
  </office:meta>
</office:document-meta>
</file>